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color="#942b2c" style:font-name="Cambria" fo:font-size="22pt" officeooo:rsid="0010700e" officeooo:paragraph-rsid="0010700e" style:font-name-asian="F" style:font-size-asian="22pt" style:font-name-complex="F" style:font-size-complex="16pt"/>
    </style:style>
    <style:style style:name="P2" style:family="paragraph" style:parent-style-name="Heading_20_2">
      <style:text-properties officeooo:rsid="0010700e" officeooo:paragraph-rsid="0010700e"/>
    </style:style>
    <style:style style:name="P3" style:family="paragraph" style:parent-style-name="List_20_Bullet" style:list-style-name="WWNum3">
      <style:paragraph-properties fo:margin-left="0.7in" fo:margin-right="0in" fo:text-indent="-0.2in" style:auto-text-indent="false"/>
    </style:style>
    <style:style style:name="P4" style:family="paragraph" style:parent-style-name="List_20_Number" style:list-style-name="WWNum2">
      <style:paragraph-properties fo:margin-left="0.7in" fo:margin-right="0in" fo:text-indent="-0.2in" style:auto-text-indent="false"/>
    </style:style>
    <style:style style:name="P5" style:family="paragraph" style:parent-style-name="Title" style:master-page-name="First_20_Page">
      <style:paragraph-properties style:page-number="auto"/>
      <style:text-properties fo:color="#3b3b3b" style:font-name="Cambria" fo:font-size="28pt" officeooo:rsid="0010700e" officeooo:paragraph-rsid="0010700e" style:letter-kerning="true" style:font-name-asian="F" style:font-size-asian="28pt" style:font-name-complex="F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embly Language and Computer Architecture Lab<text:tab/></text:p>
      <text:h text:style-name="P1" text:outline-level="1">Week ?</text:h>
      <text:p text:style-name="Standard">[To replace the placeholder text on this page, just select a line of text and start typing. But don’t do that just yet!]</text:p>
      <text:p text:style-name="Standard">[First check out a few tips to help you quickly format your report. You might be amazed at how easy it is.]</text:p>
      <text:list xml:id="list2508457530" text:style-name="WWNum3">
        <text:list-item>
          <text:p text:style-name="P3">[Need a heading? On the Home tab, in the Styles gallery, just tap the heading style you want.]</text:p>
        </text:list-item>
        <text:list-item>
          <text:p text:style-name="P3">[Notice other styles in that gallery as well, such as for a numbered list, or a bulleted list like this one.]</text:p>
        </text:list-item>
      </text:list>
      <text:h text:style-name="P2" text:outline-level="2">[Look Great Every Time]</text:h>
      <text:p text:style-name="Standard">[For best results when selecting text to copy or edit, don’t include space to the right of the characters in your selection.]</text:p>
      <text:list xml:id="list383069558" text:style-name="WWNum2">
        <text:list-item>
          <text:p text:style-name="P4">[Here is a numbered list which you can find in the Styles gallery.]</text:p>
        </text:list-item>
      </text:list>
      <text:h text:style-name="Heading_20_3" text:outline-level="3">[Heading 3]</text:h>
      <text:p text:style-name="Standard">[Replace this text with your text.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c5c5c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c5c5c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111in" loext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61in" fo:margin-bottom="0.0417in" loext:contextual-spacing="true" fo:keep-together="always" fo:keep-with-next="always"/>
      <style:text-properties fo:color="#942b2c" style:font-name="Cambria" fo:font-family="Cambria" style:font-family-generic="roman" style:font-pitch="variable" fo:font-size="22pt" style:font-name-asian="F" style:font-family-generic-asian="system" style:font-pitch-asian="variable" style:font-size-asian="22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083in" fo:margin-bottom="0.0417in" loext:contextual-spacing="false" fo:keep-together="always" fo:keep-with-next="always"/>
      <style:text-properties fo:color="#262626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807in" fo:margin-bottom="0.028in" loext:contextual-spacing="false" fo:keep-together="always" fo:keep-with-next="always"/>
      <style:text-properties fo:color="#262626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color="#262626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28in" loext:contextual-spacing="false" fo:keep-together="always" fo:keep-with-next="always"/>
      <style:text-properties fo:color="#262626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28in" loext:contextual-spacing="false" fo:keep-together="always" fo:keep-with-next="always"/>
      <style:text-properties fo:color="#621c1d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28in" loext:contextual-spacing="false" fo:keep-together="always" fo:keep-with-next="always"/>
      <style:text-properties fo:color="#621c1d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835in" fo:margin-bottom="0.0138in" loext:contextual-spacing="false" fo:keep-together="always" fo:keep-with-next="always"/>
      <style:text-properties fo:color="#262626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835in" fo:margin-bottom="0.0138in" loext:contextual-spacing="false" fo:keep-together="always" fo:keep-with-next="always"/>
      <style:text-properties fo:color="#262626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Title" style:family="paragraph" style:parent-style-name="Standard" style:default-outline-level="" style:class="chapter">
      <style:paragraph-properties fo:margin-top="0in" fo:margin-bottom="0.6252in" loext:contextual-spacing="true" fo:line-height="100%" fo:text-align="end" style:justify-single-word="false"/>
      <style:text-properties fo:color="#3b3b3b" style:font-name="Cambria" fo:font-family="Cambria" style:font-family-generic="roman" style:font-pitch="variable" fo:font-size="28pt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Bullet" style:display-name="List Bullet" style:family="paragraph" style:parent-style-name="Standard" style:default-outline-level="">
      <style:paragraph-properties fo:margin-left="0.7in" fo:margin-right="0in" fo:margin-top="0in" fo:margin-bottom="0.111in" loext:contextual-spacing="true" fo:text-indent="-0.2in" style:auto-text-indent="false"/>
    </style:style>
    <style:style style:name="Subtitle" style:family="paragraph" style:parent-style-name="Standard" style:default-outline-level="" style:class="chapter">
      <style:text-properties fo:color="#262626" style:font-name-asian="F" style:font-family-generic-asian="system" style:font-pitch-asian="variable"/>
    </style:style>
    <style:style style:name="List_20_Number" style:display-name="List Number" style:family="paragraph" style:parent-style-name="Standard" style:default-outline-level="">
      <style:paragraph-properties fo:margin-left="0.7in" fo:margin-right="0in" fo:margin-top="0in" fo:margin-bottom="0.111in" loext:contextual-spacing="true" fo:text-indent="-0.2in" style:auto-text-indent="false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262626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c63b3d"/>
      <style:text-properties fo:color="#c63b3d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262626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2.9528in" fo:margin-right="0in" fo:margin-top="0in" fo:margin-bottom="0in" loext:contextual-spacing="false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 fo:line-height="100%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/>
      <style:text-properties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c63b3d" fo:border-bottom="0.51pt solid #c63b3d"/>
      <style:text-properties fo:color="#c63b3d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.111in" loext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.111in" loext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.111in" loext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.111in" loext:contextual-spacing="true" fo:text-indent="-0.196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11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11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11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11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true" fo:text-indent="0in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in" fo:margin-bottom="0.111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11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11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line-height="108%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margin-top="0in" fo:margin-bottom="0in" loext:contextual-spacing="false" fo:line-height="100%" fo:text-indent="-0.7874in" style:auto-text-indent="false" fo:background-color="#cccccc" fo:padding="0.0138in" fo:border="0.74pt solid #000000"/>
      <style:text-properties fo:color="#3b3b3b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 fo:line-height="100%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margin-top="0in" fo:margin-bottom="0in" loext:contextual-spacing="false" fo:line-height="100%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11in" loext:contextual-spacing="false"/>
      <style:text-properties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3b3b3b" style:font-name="Cambria" fo:font-family="Cambria" style:font-family-generic="roman" style:font-pitch="variable" fo:font-size="28pt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942b2c" style:font-name="Cambria" fo:font-family="Cambria" style:font-family-generic="roman" style:font-pitch="variable" fo:font-size="22pt" style:font-name-asian="F" style:font-family-generic-asian="system" style:font-pitch-asian="variable" style:font-size-asian="22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62626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262626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2pt"/>
    </style:style>
    <style:style style:name="Subtitle_20_Char" style:display-name="Subtitle Char" style:family="text" style:parent-style-name="Default_20_Paragraph_20_Font">
      <style:text-properties fo:color="#262626" style:font-name-asian="F" style:font-family-generic-asian="system" style:font-pitch-asian="variable"/>
    </style:style>
    <style:style style:name="Heading_20_4_20_Char" style:display-name="Heading 4 Char" style:family="text" style:parent-style-name="Default_20_Paragraph_20_Font">
      <style:text-properties fo:color="#262626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62626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621c1d"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21c1d" style:font-name="Cambria" fo:font-family="Cambria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62626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262626"/>
    </style:style>
    <style:style style:name="Subtle_20_Emphasis" style:display-name="Subtle Emphasis" style:family="text" style:parent-style-name="Default_20_Paragraph_20_Font">
      <style:text-properties fo:color="#262626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c63b3d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813b7e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ashtag" style:family="text" style:parent-style-name="Default_20_Paragraph_20_Font">
      <style:text-properties fo:color="#2b579a" fo:background-color="#e6e6e6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3374af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c63b3d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c63b3d" fo:font-style="italic" style:font-style-asian="italic" style:font-style-complex="italic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ntion" style:family="text" style:parent-style-name="Default_20_Paragraph_20_Font">
      <style:text-properties fo:color="#2b579a" fo:background-color="#e6e6e6"/>
    </style:style>
    <style:style style:name="Message_20_Header_20_Char" style:display-name="Message Header Char" style:family="text" style:parent-style-name="Default_20_Paragraph_20_Font">
      <style:text-properties fo:color="#3b3b3b" style:font-name="Cambria" fo:font-family="Cambr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c5c5c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mart_20_Hyperlink" style:display-name="Smart Hyperlink" style:family="text" style:parent-style-name="Default_20_Paragraph_20_Font">
      <style:text-properties style:text-underline-style="dotte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Unresolved_20_Mention" style:display-name="Unresolved Mention" style:family="text" style:parent-style-name="Default_20_Paragraph_20_Font">
      <style:text-properties fo:color="#595959" fo:background-color="#e6e6e6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in" fo:text-indent="0.3in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in" fo:text-indent="0.3in" fo:margin-left="0.2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8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09T09:27:00</meta:creation-date>
    <dc:date>2022-04-07T22:11:41.876010046</dc:date>
    <meta:editing-duration>PT16M38S</meta:editing-duration>
    <meta:editing-cycles>2</meta:editing-cycles>
    <meta:document-statistic meta:table-count="0" meta:image-count="0" meta:object-count="0" meta:page-count="1" meta:paragraph-count="12" meta:word-count="143" meta:character-count="750" meta:non-whitespace-character-count="621"/>
    <meta:generator>LibreOffice/6.4.7.2$Linux_X86_64 LibreOffice_project/40$Build-2</meta:generator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